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Buchwert = {1} over {sum from{p} anteil( p )} * sum from{p} anteil( p )*min(preise( p )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9:58:34.579636762</meta:creation-date>
    <meta:generator>LibreOffice/4.2.7.2$Linux_X86_64 LibreOffice_project/420m0$Build-2</meta:generator>
  </office:meta>
</office:document-meta>
</file>